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Menlo" svg:font-family="Menlo"/>
  </office:font-face-decls>
  <office:automatic-styles>
    <style:style style:name="P1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Menlo" fo:font-size="12.0pt" fo:color="#a9b7c6" fo:background-color="#2b2b2b"/>
    </style:style>
    <style:style style:name="T1" style:family="text">
      <style:text-properties fo:color="#000000"/>
    </style:style>
    <style:style style:name="T2" style:family="text">
      <style:text-properties fo:color="#a5c261"/>
    </style:style>
    <style:style style:name="T3" style:family="text">
      <style:text-properties fo:font-weight="bold" fo:font-weight-asian="bold" fo:font-weight-complex="bold" fo:color="#cc7832"/>
    </style:style>
    <style:style style:name="T4" style:family="text">
      <style:text-properties fo:font-weight="bold" fo:font-weight-asian="bold" fo:font-weight-complex="bold"/>
    </style:style>
    <style:style style:name="T5" style:family="text">
      <style:text-properties fo:color="#b200b2"/>
    </style:style>
    <style:style style:name="T6" style:family="text">
      <style:text-properties fo:color="#94558d"/>
    </style:style>
    <style:style style:name="T7" style:family="text">
      <style:text-properties fo:color="#cc7832"/>
    </style:style>
    <style:style style:name="T8" style:family="text">
      <style:text-properties fo:color="#808080"/>
    </style:style>
    <style:style style:name="T9" style:family="text">
      <style:text-properties fo:color="#6897bb"/>
    </style:style>
    <style:style style:name="T10" style:family="text">
      <style:text-properties fo:color="#8888c6"/>
    </style:style>
    <style:style style:name="T11" style:family="text">
      <style:text-properties fo:color="#aa49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__author__ = </text:span><text:span text:style-name="T2">'erkamozturk'<text:line-break/><text:line-break/></text:span><text:span text:style-name="T3">from </text:span>Tkinter <text:span text:style-name="T3">import </text:span>*<text:line-break/><text:span text:style-name="T3">import </text:span>ttk<text:line-break/><text:span text:style-name="T3">import </text:span>xlrd<text:line-break/><text:span text:style-name="T3">import </text:span>os<text:line-break/><text:span text:style-name="T3">import </text:span>codecs<text:line-break/><text:span text:style-name="T3">import </text:span>anydbm<text:line-break/><text:span text:style-name="T3">import </text:span>pickle<text:line-break/><text:span text:style-name="T3">from </text:span>recommendations <text:span text:style-name="T3">import </text:span>*<text:line-break/><text:span text:style-name="T3">import </text:span>tkMessageBox<text:line-break/><text:line-break/><text:line-break/><text:span text:style-name="T3">class </text:span><text:span text:style-name="T4">Curriculum</text:span>(Frame):<text:line-break/><text:line-break/><text:s text:c="4"/><text:span text:style-name="T3">def </text:span><text:span text:style-name="T5">__init__</text:span>(<text:span text:style-name="T6">self</text:span><text:span text:style-name="T7">, </text:span>root):<text:line-break/><text:s text:c="8"/>Frame.<text:span text:style-name="T5">__init__</text:span>(<text:span text:style-name="T6">self</text:span><text:span text:style-name="T7">, </text:span>root)<text:line-break/><text:s text:c="8"/><text:span text:style-name="T6">self</text:span>.root = root<text:line-break/><text:s text:c="8"/><text:span text:style-name="T6">self</text:span>.tools()<text:line-break/><text:s text:c="8"/><text:span text:style-name="T6">self</text:span>.planning()<text:line-break/><text:s text:c="8"/><text:span text:style-name="T6">self</text:span>.user=<text:span text:style-name="T2">"ahmetozturk"<text:line-break/><text:line-break/><text:s text:c="4"/></text:span><text:span text:style-name="T3">def </text:span><text:span text:style-name="T4">get_menu</text:span>(<text:span text:style-name="T6">self</text:span>):<text:line-break/><text:s text:c="8"/><text:span text:style-name="T6">self</text:span>.menu =xlrd.open_workbook(<text:span text:style-name="T2">'Menu.xlsx'</text:span>) <text:s/><text:span text:style-name="T8"># open the excel file<text:line-break/><text:s text:c="8"/></text:span><text:span text:style-name="T6">self</text:span>.sheet = <text:span text:style-name="T6">self</text:span>.menu.sheet_by_index(<text:span text:style-name="T9">0</text:span>) <text:s/><text:span text:style-name="T8"># index 0 = first page<text:line-break/><text:s text:c="8"/></text:span><text:span text:style-name="T6">self</text:span>.list_menu = [] <text:span text:style-name="T8"># container<text:line-break/><text:s text:c="8"/></text:span><text:span text:style-name="T3">for </text:span>row <text:span text:style-name="T3">in </text:span><text:span text:style-name="T10">range</text:span>(<text:span text:style-name="T9">1</text:span><text:span text:style-name="T7">, </text:span><text:span text:style-name="T6">self</text:span>.sheet.nrows): <text:s/><text:span text:style-name="T8"># for each row<text:line-break/><text:s text:c="12"/></text:span><text:span text:style-name="T6">self</text:span>.list_menu.append(<text:span text:style-name="T6">self</text:span>.sheet.cell(row<text:span text:style-name="T7">, </text:span><text:span text:style-name="T9">0</text:span>).value) <text:span text:style-name="T8"># all gets full in container<text:line-break/><text:s text:c="8"/></text:span><text:span text:style-name="T3">return </text:span><text:span text:style-name="T6">self</text:span>.list_menu <text:s/><text:span text:style-name="T8"># get a list<text:line-break/><text:line-break/><text:s text:c="4"/></text:span><text:span text:style-name="T3">def </text:span><text:span text:style-name="T4">tools</text:span>(<text:span text:style-name="T6">self</text:span>):<text:line-break/><text:s text:c="8"/><text:span text:style-name="T6">self</text:span>.get_menu() <text:span text:style-name="T8"># run it, we have list of foods in menu<text:line-break/><text:s text:c="8"/></text:span><text:span text:style-name="T6">self</text:span>.f1 = Frame(<text:span text:style-name="T6">self</text:span>.root<text:span text:style-name="T7">, </text:span><text:span text:style-name="T11">bg</text:span>=<text:span text:style-name="T2">"black"</text:span><text:span text:style-name="T7">, </text:span><text:span text:style-name="T11">width</text:span>=<text:span text:style-name="T9">500</text:span><text:span text:style-name="T7">, </text:span><text:span text:style-name="T11">height</text:span>=<text:span text:style-name="T9">75</text:span>) <text:s/><text:span text:style-name="T8"># I work with 6 frames. All separates each on frame<text:line-break/><text:s text:c="8"/></text:span><text:span text:style-name="T6">self</text:span>.l_ccre = Label(<text:span text:style-name="T6">self</text:span>.f1<text:span text:style-name="T7">, </text:span><text:span text:style-name="T11">fg</text:span>=<text:span text:style-name="T2">"yellow"</text:span><text:span text:style-name="T7">, </text:span><text:span text:style-name="T11">text</text:span>=<text:span text:style-name="T2">"Cafe Crown Recommendation Engine - SEHIR Special Edition"</text:span><text:span text:style-name="T7">,<text:line-break/><text:s text:c="33"/></text:span><text:span text:style-name="T11">font</text:span>=<text:span text:style-name="T2">"Times 20"</text:span><text:span text:style-name="T7">, </text:span><text:span text:style-name="T11">bg</text:span>=<text:span text:style-name="T2">"black"</text:span><text:span text:style-name="T7">, </text:span><text:span text:style-name="T11">width</text:span>=<text:span text:style-name="T9">55</text:span><text:span text:style-name="T7">, </text:span><text:span text:style-name="T11">height</text:span>=<text:span text:style-name="T9">1</text:span>)<text:line-break/><text:s text:c="8"/><text:span text:style-name="T6">self</text:span>.f2 = Frame(<text:span text:style-name="T6">self</text:span>.root<text:span text:style-name="T7">, </text:span><text:span text:style-name="T11">width</text:span>=<text:span text:style-name="T9">500</text:span><text:span text:style-name="T7">, </text:span><text:span text:style-name="T11">height</text:span>=<text:span text:style-name="T9">75</text:span>) <text:span text:style-name="T8"># frame2<text:line-break/><text:s text:c="8"/></text:span><text:span text:style-name="T6">self</text:span>.l_welcome = Label(<text:span text:style-name="T6">self</text:span>.f2<text:span text:style-name="T7">, </text:span><text:span text:style-name="T11">fg</text:span>=<text:span text:style-name="T2">"black"</text:span><text:span text:style-name="T7">, </text:span><text:span text:style-name="T11">font</text:span>=<text:span text:style-name="T2">"Times 13"</text:span><text:span text:style-name="T7">, </text:span><text:span text:style-name="T11">text</text:span>=<text:span text:style-name="T2">"Welcome!"</text:span>)<text:line-break/><text:s text:c="8"/><text:span text:style-name="T6">self</text:span>.l_please = Label(<text:span text:style-name="T6">self</text:span>.f2<text:span text:style-name="T7">, </text:span><text:span text:style-name="T11">fg</text:span>=<text:span text:style-name="T2">"black"</text:span><text:span text:style-name="T7">, </text:span><text:span text:style-name="T11">font</text:span>=<text:span text:style-name="T2">"Times 13"</text:span><text:span text:style-name="T7">, </text:span><text:span text:style-name="T11">text</text:span>=<text:span text:style-name="T2">"Please rate entries that you have had at CC,"<text:line-break/><text:s text:c="73"/>" and we will recommend you what you may like to"<text:line-break/><text:s text:c="73"/>" have!"</text:span>)<text:line-break/><text:s text:c="8"/><text:span text:style-name="T6">self</text:span>.period=Label(<text:span text:style-name="T6">self</text:span>.f2<text:span text:style-name="T7">, </text:span><text:span text:style-name="T11">text</text:span>=<text:span text:style-name="T2">"'"</text:span>*<text:span text:style-name="T9">320</text:span>) <text:span text:style-name="T8"># this is separter<text:line-break/><text:s text:c="8"/></text:span><text:span text:style-name="T6">self</text:span>.f3 = Frame(<text:span text:style-name="T6">self</text:span>.root<text:span text:style-name="T7">, </text:span><text:span text:style-name="T11">width</text:span>=<text:span text:style-name="T9">500</text:span><text:span text:style-name="T7">, </text:span><text:span text:style-name="T11">height</text:span>=<text:span text:style-name="T9">75</text:span>) <text:span text:style-name="T8"># frame3<text:line-break/><text:s text:c="8"/></text:span><text:span text:style-name="T6">self</text:span>.l_choose = Label(<text:span text:style-name="T6">self</text:span>.f3<text:span text:style-name="T7">, </text:span><text:span text:style-name="T11">fg</text:span>=<text:span text:style-name="T2">"red"</text:span><text:span text:style-name="T7">, </text:span><text:span text:style-name="T11">font</text:span>=<text:span text:style-name="T2">"Times 10 bold"</text:span><text:span text:style-name="T7">, </text:span><text:span text:style-name="T11">text</text:span>=<text:span text:style-name="T2">"Chooese a meal:"</text:span>)<text:line-break/><text:s text:c="8"/><text:span text:style-name="T6">self</text:span>.l_enter = Label(<text:span text:style-name="T6">self</text:span>.f3<text:span text:style-name="T7">, </text:span><text:span text:style-name="T11">fg</text:span>=<text:span text:style-name="T2">"red"</text:span><text:span text:style-name="T7">, </text:span><text:span text:style-name="T11">font</text:span>=<text:span text:style-name="T2">"Times 10 bold"</text:span><text:span text:style-name="T7">, </text:span><text:span text:style-name="T11">text</text:span>=<text:span text:style-name="T2">"Enter your rating"</text:span>)<text:line-break/><text:s text:c="8"/><text:span text:style-name="T6">self</text:span>.box_value = StringVar() <text:s/><text:span text:style-name="T8"># settings of box<text:line-break/><text:s text:c="8"/></text:span><text:span text:style-name="T6">self</text:span>.box = ttk.Combobox(<text:span text:style-name="T6">self</text:span>.f3<text:span text:style-name="T7">, </text:span><text:span text:style-name="T11">textvariable</text:span>=<text:span text:style-name="T6">self</text:span>.box_value<text:span text:style-name="T7">, </text:span><text:span text:style-name="T11">width</text:span>=<text:span text:style-name="T9">30</text:span>)<text:line-break/><text:s text:c="8"/><text:span text:style-name="T6">self</text:span>.box[<text:span text:style-name="T2">'values'</text:span>] = <text:span text:style-name="T6">self</text:span>.get_menu() <text:span text:style-name="T8"># values are my list which I get when I start<text:line-break/><text:s text:c="8"/></text:span><text:span text:style-name="T6">self</text:span>.box.current(<text:span text:style-name="T9">0</text:span>)<text:line-break/><text:s text:c="8"/><text:span text:style-name="T6">self</text:span>.b_add = Button(<text:span text:style-name="T6">self</text:span>.f3<text:span text:style-name="T7">, </text:span><text:span text:style-name="T11">bg</text:span>=<text:span text:style-name="T2">"white"</text:span><text:span text:style-name="T7">, </text:span><text:span text:style-name="T11">fg</text:span>=<text:span text:style-name="T2">"blue"</text:span><text:span text:style-name="T7">, </text:span><text:span text:style-name="T11">text</text:span>=<text:span text:style-name="T9">5</text:span>*<text:span text:style-name="T2">" "</text:span>+<text:span text:style-name="T2">"Add"</text:span>+<text:span text:style-name="T9">5</text:span>*<text:span text:style-name="T2">" "</text:span><text:span text:style-name="T7">, </text:span><text:span text:style-name="T11">font</text:span>=<text:span text:style-name="T2">"Times 10 bold"</text:span><text:span text:style-name="T7">, </text:span><text:span text:style-name="T11">command</text:span>=<text:span text:style-name="T6">self</text:span>.displaying)<text:line-break/><text:s text:c="8"/><text:span text:style-name="T6">self</text:span>.s_top = Scrollbar(<text:span text:style-name="T6">self</text:span>.f3) <text:span text:style-name="T8">#frame3<text:line-break/><text:s text:c="8"/></text:span><text:span text:style-name="T6">self</text:span>.mylist = Listbox(<text:span text:style-name="T6">self</text:span>.f3<text:span text:style-name="T7">, </text:span><text:span text:style-name="T11">yscrollcommand</text:span>=<text:span text:style-name="T6">self</text:span>.s_top.set<text:span text:style-name="T7">, </text:span><text:span text:style-name="T11">height</text:span>=<text:span text:style-name="T9">5</text:span><text:span text:style-name="T7">, </text:span><text:span text:style-name="T11">width</text:span>=<text:span text:style-name="T9">32</text:span>) <text:span text:style-name="T8"># this is listbox. my scrollbar work with listbpx<text:line-break/><text:s text:c="8"/></text:span><text:span text:style-name="T6">self</text:span>.s_top.config(<text:span text:style-name="T11">command</text:span>=<text:span text:style-name="T6">self</text:span>.mylist.yview)<text:line-break/><text:s text:c="8"/><text:span text:style-name="T6">self</text:span>.b_remove = Button(<text:span text:style-name="T6">self</text:span>.f3<text:span text:style-name="T7">, </text:span><text:span text:style-name="T11">bg</text:span>=<text:span text:style-name="T2">"white"</text:span><text:span text:style-name="T7">, </text:span><text:span text:style-name="T11">fg</text:span>=<text:span text:style-name="T2">"red"</text:span><text:span text:style-name="T7">, </text:span><text:span text:style-name="T11">text</text:span>=<text:span text:style-name="T2">"Remove </text:span><text:span text:style-name="T7">\n</text:span><text:span text:style-name="T2"><text:s/>Selected"</text:span><text:span text:style-name="T7">, </text:span><text:span text:style-name="T11">font</text:span>=<text:span text:style-name="T2">"Times 10 bold"</text:span><text:span text:style-name="T7">, </text:span><text:span text:style-name="T11">command</text:span>=<text:span text:style-name="T6">self</text:span>.removing)<text:line-break/><text:s text:c="8"/><text:span text:style-name="T6">self</text:span>.slider = Scale(<text:span text:style-name="T6">self</text:span>.f3<text:span text:style-name="T7">, </text:span><text:span text:style-name="T11">from_</text:span>=<text:span text:style-name="T9">1</text:span><text:span text:style-name="T7">, </text:span><text:span text:style-name="T11">to</text:span>=<text:span text:style-name="T9">10</text:span><text:span text:style-name="T7">, </text:span><text:span text:style-name="T11">orient</text:span>=HORIZONTAL) <text:span text:style-name="T8"># this slider 1 to 10<text:line-break/><text:s text:c="8"/></text:span><text:span text:style-name="T6">self</text:span>.f4 = Frame(<text:span text:style-name="T6">self</text:span>.root<text:span text:style-name="T7">, </text:span><text:span text:style-name="T11">width</text:span>=<text:span text:style-name="T9">500</text:span><text:span text:style-name="T7">, </text:span><text:span text:style-name="T11">height</text:span>=<text:span text:style-name="T9">75</text:span>) <text:span text:style-name="T8">#frame4<text:line-break/><text:s text:c="8"/></text:span><text:span text:style-name="T6">self</text:span>.period2 = Label(<text:span text:style-name="T6">self</text:span>.f4<text:span text:style-name="T7">, </text:span><text:span text:style-name="T11">text</text:span>=<text:span text:style-name="T2">"'"</text:span>*<text:span text:style-name="T9">320</text:span>) <text:span text:style-name="T8"># separeter<text:line-break/><text:s text:c="8"/></text:span><text:span text:style-name="T6">self</text:span>.l_middle = Label(<text:span text:style-name="T6">self</text:span>.f4<text:span text:style-name="T7">, </text:span><text:span text:style-name="T11">fg</text:span>=<text:span text:style-name="T2">"black"</text:span><text:span text:style-name="T7">, </text:span><text:span text:style-name="T11">text</text:span>=<text:span text:style-name="T2">"Get Recommendations"</text:span><text:span text:style-name="T7">, </text:span><text:span text:style-name="T11">font</text:span>=<text:span text:style-name="T2">"Times 15 bold"</text:span>)<text:line-break/><text:s text:c="8"/><text:span text:style-name="T6">self</text:span>.f5 = Frame(<text:span text:style-name="T6">self</text:span>.root<text:span text:style-name="T7">, </text:span><text:span text:style-name="T11">width</text:span>=<text:span text:style-name="T9">500</text:span><text:span text:style-name="T7">, </text:span><text:span text:style-name="T11">height</text:span>=<text:span text:style-name="T9">75</text:span>) <text:span text:style-name="T8"># frame5<text:line-break/><text:s text:c="8"/></text:span><text:span text:style-name="T6">self</text:span>.period3 = Label(<text:span text:style-name="T6">self</text:span>.f5<text:span text:style-name="T7">, </text:span><text:span text:style-name="T11">text</text:span>=<text:span text:style-name="T2">"'"</text:span>*<text:span text:style-name="T9">320</text:span>) <text:span text:style-name="T8"># separeter<text:line-break/><text:s text:c="8"/></text:span><text:span text:style-name="T6">self</text:span>.l_settings = Label(<text:span text:style-name="T6">self</text:span>.f5<text:span text:style-name="T7">, </text:span><text:span text:style-name="T11">text</text:span>=<text:span text:style-name="T2">"Settings:"</text:span><text:span text:style-name="T7">, </text:span><text:span text:style-name="T11">fg</text:span>=<text:span text:style-name="T2">"red"</text:span><text:span text:style-name="T7">, </text:span><text:span text:style-name="T11">font</text:span>=<text:span text:style-name="T2">"Times 15 bold"</text:span>)<text:line-break/><text:s text:c="8"/><text:span text:style-name="T6">self</text:span>.text = Entry(<text:span text:style-name="T6">self</text:span>.f5<text:span text:style-name="T7">, </text:span><text:span text:style-name="T11">fg</text:span>=<text:span text:style-name="T2">"black"</text:span><text:span text:style-name="T7">, </text:span><text:span text:style-name="T11">textvariable</text:span>=StringVar<text:span text:style-name="T7">, </text:span><text:span text:style-name="T11">width</text:span>=<text:span text:style-name="T9">2</text:span>)<text:line-break/><text:s text:c="8"/><text:span text:style-name="T6">self</text:span>.f6 = Frame(<text:span text:style-name="T6">self</text:span>.root<text:span text:style-name="T7">, </text:span><text:span text:style-name="T11">width</text:span>=<text:span text:style-name="T9">500</text:span><text:span text:style-name="T7">, </text:span><text:span text:style-name="T11">height</text:span>=<text:span text:style-name="T9">75</text:span>) <text:span text:style-name="T8"># frame6<text:line-break/><text:s text:c="8"/></text:span><text:span text:style-name="T6">self</text:span>.period4 = Label(<text:span text:style-name="T6">self</text:span>.f6<text:span text:style-name="T7">, </text:span><text:span text:style-name="T11">text</text:span>=<text:span text:style-name="T2">"'"</text:span>*<text:span text:style-name="T9">320</text:span>) <text:span text:style-name="T8"># separeter<text:line-break/><text:s text:c="8"/></text:span><text:span text:style-name="T6">self</text:span>.s_bot = Scrollbar(<text:span text:style-name="T6">self</text:span>.f6) <text:span text:style-name="T8"># scrollbar for bottom<text:line-break/><text:s text:c="8"/></text:span><text:span text:style-name="T6">self</text:span>.leftone = Listbox(<text:span text:style-name="T6">self</text:span>.f6<text:span text:style-name="T7">, </text:span><text:span text:style-name="T11">yscrollcommand</text:span>=<text:span text:style-name="T6">self</text:span>.s_bot.set<text:span text:style-name="T7">, </text:span><text:span text:style-name="T11">height</text:span>=<text:span text:style-name="T9">5</text:span><text:span text:style-name="T7">, </text:span><text:span text:style-name="T11">width</text:span>=<text:span text:style-name="T9">50</text:span>) <text:span text:style-name="T8"># listbox for result<text:line-break/><text:s text:c="8"/></text:span><text:span text:style-name="T6">self</text:span>.s_bot.config(<text:span text:style-name="T11">command</text:span>=<text:span text:style-name="T6">self</text:span>.leftone.yview)<text:line-break/><text:s text:c="8"/><text:span text:style-name="T6">self</text:span>.l_purple = Label(<text:span text:style-name="T6">self</text:span>.f6<text:span text:style-name="T7">, </text:span><text:span text:style-name="T11">text</text:span>=<text:span text:style-name="T2">"User similars to:"</text:span><text:span text:style-name="T7">,</text:span><text:span text:style-name="T11">font</text:span>=<text:span text:style-name="T2">"Times 12 bold"</text:span><text:span text:style-name="T7">, </text:span><text:span text:style-name="T11">fg</text:span>=<text:span text:style-name="T2">"white"</text:span><text:span text:style-name="T7">, </text:span><text:span text:style-name="T11">bg</text:span>=<text:span text:style-name="T2">"purple"</text:span>)<text:line-break/><text:s text:c="8"/><text:span text:style-name="T6">self</text:span>.listbox_users = Listbox(<text:span text:style-name="T6">self</text:span>.f6<text:span text:style-name="T7">, </text:span><text:span text:style-name="T11">height</text:span>=<text:span text:style-name="T9">5</text:span><text:span text:style-name="T7">, </text:span><text:span text:style-name="T11">width</text:span>=<text:span text:style-name="T9">35</text:span>) <text:span text:style-name="T8"># listbox for 2. at the botom<text:line-break/><text:s text:c="8"/></text:span><text:span text:style-name="T6">self</text:span>.l_brown = Label(<text:span text:style-name="T6">self</text:span>.f6<text:span text:style-name="T7">, </text:span><text:span text:style-name="T11">text</text:span>=<text:span text:style-name="T2">"User ratings(select a user on the left)"</text:span><text:span text:style-name="T7">,</text:span><text:span text:style-name="T11">font</text:span>=<text:span text:style-name="T2">"Times 12 bold"</text:span><text:span text:style-name="T7">, </text:span><text:span text:style-name="T11">fg</text:span>=<text:span text:style-name="T2">"white"</text:span><text:span text:style-name="T7">, </text:span><text:span text:style-name="T11">bg</text:span>=<text:span text:style-name="T2">"brown"</text:span>)<text:line-break/><text:s text:c="8"/><text:span text:style-name="T6">self</text:span>.s_bot1 = Scrollbar(<text:span text:style-name="T6">self</text:span>.f6)<text:line-break/><text:s text:c="8"/><text:span text:style-name="T6">self</text:span>.listbox_userratings = Listbox(<text:span text:style-name="T6">self</text:span>.f6<text:span text:style-name="T7">, </text:span><text:span text:style-name="T11">yscrollcommand</text:span>=<text:span text:style-name="T6">self</text:span>.s_bot1.set<text:span text:style-name="T7">, </text:span><text:span text:style-name="T11">height</text:span>=<text:span text:style-name="T9">5</text:span><text:span text:style-name="T7">, </text:span><text:span text:style-name="T11">width</text:span>=<text:span text:style-name="T9">55</text:span>) <text:span text:style-name="T8"># listbox for 3. at the bottom<text:line-break/><text:s text:c="8"/></text:span><text:span text:style-name="T6">self</text:span>.s_bot1.config(<text:span text:style-name="T11">command</text:span>=<text:span text:style-name="T6">self</text:span>.listbox_userratings.yview)<text:line-break/><text:line-break/><text:s text:c="8"/><text:span text:style-name="T3">if </text:span>os.path.exists(<text:span text:style-name="T2">"own_ratings.db"</text:span>):<text:line-break/><text:s text:c="12"/><text:span text:style-name="T6">self</text:span>.ratings_foods = anydbm.open(<text:span text:style-name="T2">"own_ratings.db"</text:span><text:span text:style-name="T7">, </text:span><text:span text:style-name="T2">"c"</text:span>) <text:s/><text:span text:style-name="T8"># Is there any db(ownratings)? If there, write it<text:line-break/><text:s text:c="12"/></text:span><text:span text:style-name="T3">for </text:span>key <text:span text:style-name="T3">in </text:span><text:span text:style-name="T6">self</text:span>.ratings_foods:<text:line-break/><text:s text:c="16"/><text:span text:style-name="T6">self</text:span>.mylist.insert(END<text:span text:style-name="T7">, </text:span>key + <text:span text:style-name="T2">"--&gt;" </text:span>+ <text:span text:style-name="T10">str</text:span>(pickle.loads(<text:span text:style-name="T6">self</text:span>.ratings_foods[key])))<text:line-break/><text:s text:c="8"/><text:span text:style-name="T3">else</text:span>:<text:line-break/><text:s text:c="12"/><text:span text:style-name="T6">self</text:span>.ratings_foods = anydbm.open(<text:span text:style-name="T2">"own_ratings.db"</text:span><text:span text:style-name="T7">, </text:span><text:span text:style-name="T2">"c"</text:span>) <text:span text:style-name="T8"># If not, create new one<text:line-break/><text:line-break/><text:s text:c="4"/></text:span><text:span text:style-name="T3">def </text:span><text:span text:style-name="T4">displaying</text:span>(<text:span text:style-name="T6">self</text:span>):<text:line-break/><text:s text:c="8"/><text:span text:style-name="T6">self</text:span>.mylist.delete(<text:span text:style-name="T9">0</text:span><text:span text:style-name="T7">, </text:span>END) <text:span text:style-name="T8"># delete everything, everytime when I clicked<text:line-break/><text:s text:c="8"/></text:span><text:span text:style-name="T6">self</text:span>.ratings_foods[<text:span text:style-name="T6">self</text:span>.box.get().encode(<text:span text:style-name="T2">'utf-8'</text:span>)] = pickle.dumps(<text:span text:style-name="T6">self</text:span>.slider.get()) <text:span text:style-name="T8"># key=food name value=rating<text:line-break/><text:s text:c="8"/></text:span><text:span text:style-name="T3">for </text:span>key <text:span text:style-name="T3">in </text:span><text:span text:style-name="T6">self</text:span>.ratings_foods:<text:line-break/><text:s text:c="12"/><text:span text:style-name="T6">self</text:span>.mylist.insert(END<text:span text:style-name="T7">, </text:span>key + <text:span text:style-name="T2">"--&gt;" </text:span>+ <text:span text:style-name="T10">str</text:span>(pickle.loads(<text:span text:style-name="T6">self</text:span>.ratings_foods[key]))) <text:span text:style-name="T8"># write it on listbox<text:line-break/><text:line-break/><text:s text:c="4"/></text:span><text:span text:style-name="T3">def </text:span><text:span text:style-name="T4">removing</text:span>(<text:span text:style-name="T6">self</text:span>):<text:line-break/><text:s text:c="8"/><text:span text:style-name="T6">self</text:span>.selected = <text:span text:style-name="T6">self</text:span>.mylist.get(ACTIVE) <text:span text:style-name="T8"># get from listbox which one is selected<text:line-break/><text:s text:c="8"/></text:span><text:span text:style-name="T6">self</text:span>.a = <text:span text:style-name="T6">self</text:span>.selected.index(<text:span text:style-name="T2">"-"</text:span>) <text:span text:style-name="T8"># it gets x----&gt;5. I need to x so I need to find first - from left<text:line-break/><text:s text:c="8"/></text:span><text:span text:style-name="T6">self</text:span>.name_removing = <text:span text:style-name="T6">self</text:span>.selected[:<text:span text:style-name="T6">self</text:span>.a] <text:s/><text:span text:style-name="T8"># get the name (...) before -<text:line-break/><text:s text:c="8"/></text:span><text:span text:style-name="T3">del </text:span><text:span text:style-name="T6">self</text:span>.ratings_foods[<text:span text:style-name="T6">self</text:span>.name_removing.encode(<text:span text:style-name="T2">'utf-8'</text:span>)] <text:s/><text:span text:style-name="T8"># delete this key in db<text:line-break/><text:s text:c="8"/></text:span><text:span text:style-name="T6">self</text:span>.mylist.delete(<text:span text:style-name="T9">0</text:span><text:span text:style-name="T7">, </text:span>END) <text:s/><text:span text:style-name="T8"># clear list box<text:line-break/><text:s text:c="8"/></text:span><text:span text:style-name="T3">for </text:span>key <text:span text:style-name="T3">in </text:span><text:span text:style-name="T6">self</text:span>.ratings_foods: <text:s/><text:span text:style-name="T8"># write again<text:line-break/><text:s text:c="12"/></text:span><text:span text:style-name="T6">self</text:span>.mylist.insert(END<text:span text:style-name="T7">, </text:span>key + <text:span text:style-name="T2">"--&gt;" </text:span>+ <text:span text:style-name="T10">str</text:span>(pickle.loads(<text:span text:style-name="T6">self</text:span>.ratings_foods[key])))<text:line-break/><text:line-break/><text:s text:c="4"/><text:span text:style-name="T3">def </text:span><text:span text:style-name="T4">getRec</text:span>(<text:span text:style-name="T6">self</text:span>):<text:line-break/><text:s text:c="8"/><text:span text:style-name="T3">if </text:span><text:span text:style-name="T6">self</text:span>.text.get() ==<text:span text:style-name="T2">""</text:span>:<text:line-break/><text:s text:c="12"/>tkMessageBox.showerror(<text:span text:style-name="T2">"Error"</text:span><text:span text:style-name="T7">, </text:span><text:span text:style-name="T2">"Number of recommendations should be number, not empty.</text:span><text:span text:style-name="T7">\n</text:span><text:span text:style-name="T2">Please give any number."</text:span>)<text:line-break/><text:s text:c="8"/><text:span text:style-name="T6">self</text:span>.cc_ratings = {} <text:s/><text:span text:style-name="T8"># empty dic I will fill in gettings datas given db and mine db<text:line-break/><text:s text:c="8"/></text:span><text:span text:style-name="T6">self</text:span>.cc_ratings[<text:span text:style-name="T2">"ahmetozturk"</text:span>] = {}<text:line-break/><text:s text:c="8"/><text:span text:style-name="T3">for </text:span>i <text:span text:style-name="T3">in </text:span><text:span text:style-name="T6">self</text:span>.ratings_foods: <text:s/><text:span text:style-name="T8"># this my structure, my db<text:line-break/><text:s text:c="12"/></text:span><text:span text:style-name="T6">self</text:span>.cc_ratings[<text:span text:style-name="T2">"ahmetozturk"</text:span>][i] = pickle.loads(<text:span text:style-name="T6">self</text:span>.ratings_foods[i]) <text:span text:style-name="T8"># I put this infos in one dict<text:line-break/><text:s text:c="8"/></text:span><text:span text:style-name="T6">self</text:span>.given_ratings = anydbm.open(<text:span text:style-name="T2">"cc_ratings.db"</text:span><text:span text:style-name="T7">, </text:span><text:span text:style-name="T2">"c"</text:span>) <text:span text:style-name="T8"># open the given db<text:line-break/><text:s text:c="8"/></text:span><text:span text:style-name="T3">for </text:span>i <text:span text:style-name="T3">in </text:span><text:span text:style-name="T6">self</text:span>.given_ratings: <text:span text:style-name="T8"># same work for this I put infos in one dict<text:line-break/><text:s text:c="12"/></text:span><text:span text:style-name="T6">self</text:span>.cc_ratings[i] = pickle.loads(<text:span text:style-name="T6">self</text:span>.given_ratings[i])<text:line-break/><text:s text:c="8"/><text:span text:style-name="T6">self</text:span>.listbox_users.bind(<text:span text:style-name="T2">'&lt;&lt;ListboxSelect&gt;&gt;'</text:span><text:span text:style-name="T7">, </text:span><text:span text:style-name="T6">self</text:span>.go_right) <text:s/><text:span text:style-name="T8"># when I click some row in listbox call go_right<text:line-break/><text:s text:c="8"/></text:span><text:span text:style-name="T6">self</text:span>.simililarties = [sim_distance<text:span text:style-name="T7">, </text:span>sim_pearson<text:span text:style-name="T7">, </text:span>sim_distance] <text:s/><text:span text:style-name="T8"># I gave the valus of radiobox 0, 1, 2 it will give if 0=[list][0]<text:line-break/><text:s text:c="8"/></text:span><text:span text:style-name="T3">if </text:span><text:span text:style-name="T6">self</text:span>.first_part.get() == <text:span text:style-name="T9">3</text:span>: <text:s/><text:span text:style-name="T8"># this is value of radiobutton user based<text:line-break/><text:s text:c="12"/></text:span><text:span text:style-name="T6">self</text:span>.listbox_userratings.delete(<text:span text:style-name="T9">0</text:span><text:span text:style-name="T7">, </text:span>END)<text:line-break/><text:s text:c="12"/><text:span text:style-name="T6">self</text:span>.l_purple = Label(<text:span text:style-name="T6">self</text:span>.f6<text:span text:style-name="T7">, </text:span><text:span text:style-name="T11">text</text:span>=<text:span text:style-name="T2">"User similars to:"</text:span><text:span text:style-name="T7">,</text:span><text:span text:style-name="T11">font</text:span>=<text:span text:style-name="T2">"Times 12 bold"</text:span><text:span text:style-name="T7">, </text:span><text:span text:style-name="T11">fg</text:span>=<text:span text:style-name="T2">"white"</text:span><text:span text:style-name="T7">, </text:span><text:span text:style-name="T11">bg</text:span>=<text:span text:style-name="T2">"purple"</text:span>).grid(<text:span text:style-name="T11">row</text:span>=<text:span text:style-name="T9">1</text:span><text:span text:style-name="T7">, </text:span><text:span text:style-name="T11">column</text:span>=<text:span text:style-name="T9">10</text:span><text:span text:style-name="T7">, </text:span><text:span text:style-name="T11">sticky</text:span>=EW)<text:line-break/><text:s text:c="12"/><text:span text:style-name="T6">self</text:span>.result_box_rec = getRecommendations(<text:span text:style-name="T6">self</text:span>.cc_ratings<text:span text:style-name="T7">, </text:span><text:span text:style-name="T6">self</text:span>.user<text:span text:style-name="T7">, </text:span><text:span text:style-name="T11">similarity </text:span>= <text:span text:style-name="T6">self</text:span>.simililarties[<text:span text:style-name="T6">self</text:span>.second_part.get()]) <text:span text:style-name="T8"># get the recommaditions<text:line-break/><text:s text:c="12"/></text:span><text:span text:style-name="T6">self</text:span>.user_similars_to = topMatches(<text:span text:style-name="T6">self</text:span>.cc_ratings<text:span text:style-name="T7">, </text:span><text:span text:style-name="T6">self</text:span>.user<text:span text:style-name="T7">, </text:span><text:span text:style-name="T11">n</text:span>=<text:span text:style-name="T9">5</text:span><text:span text:style-name="T7">, </text:span><text:span text:style-name="T11">similarity</text:span>=<text:span text:style-name="T6">self</text:span>.simililarties[<text:span text:style-name="T6">self</text:span>.second_part.get()]) <text:span text:style-name="T8"># get the top mathces<text:line-break/><text:s text:c="12"/></text:span><text:span text:style-name="T6">self</text:span>.leftone.delete(<text:span text:style-name="T9">0</text:span><text:span text:style-name="T7">, </text:span>END) <text:span text:style-name="T8"># clear listbox<text:line-break/><text:s text:c="12"/></text:span><text:span text:style-name="T3">for </text:span>key<text:span text:style-name="T7">,</text:span>value <text:span text:style-name="T3">in </text:span><text:span text:style-name="T6">self</text:span>.result_box_rec: <text:s/><text:span text:style-name="T8"># <text:s/>write it<text:line-break/><text:s text:c="16"/></text:span><text:span text:style-name="T6">self</text:span>.leftone.insert(END<text:span text:style-name="T7">, </text:span><text:span text:style-name="T10">str</text:span>(key)[:<text:span text:style-name="T9">4</text:span>] + <text:span text:style-name="T2">" --- &gt;" </text:span>+ value)<text:line-break/><text:s text:c="16"/><text:span text:style-name="T3">if </text:span><text:span text:style-name="T6">self</text:span>.leftone.size() == <text:span text:style-name="T10">int</text:span>(<text:span text:style-name="T6">self</text:span>.text.get()): <text:s/><text:span text:style-name="T8"># size(number of rows) equal to getting int from text<text:line-break/><text:s text:c="20"/></text:span><text:span text:style-name="T3">break<text:line-break/><text:s text:c="12"/></text:span><text:span text:style-name="T6">self</text:span>.listbox_users.delete(<text:span text:style-name="T9">0</text:span><text:span text:style-name="T7">, </text:span>END) <text:s/><text:span text:style-name="T8"># clear it<text:line-break/><text:s text:c="12"/></text:span><text:span text:style-name="T3">for </text:span>key<text:span text:style-name="T7">,</text:span>value <text:span text:style-name="T3">in </text:span><text:span text:style-name="T6">self</text:span>.user_similars_to: <text:s/><text:span text:style-name="T8"># write it<text:line-break/><text:s text:c="16"/></text:span><text:span text:style-name="T6">self</text:span>.listbox_users.insert(END<text:span text:style-name="T7">, </text:span><text:span text:style-name="T10">str</text:span>(key)[:<text:span text:style-name="T9">4</text:span>] + <text:span text:style-name="T2">"-" </text:span>+ value)<text:line-break/><text:s text:c="8"/><text:span text:style-name="T3">elif </text:span><text:span text:style-name="T6">self</text:span>.first_part.get() == <text:span text:style-name="T9">4</text:span>:<text:line-break/><text:s text:c="12"/><text:span text:style-name="T6">self</text:span>.listbox_userratings.delete(<text:span text:style-name="T9">0</text:span><text:span text:style-name="T7">, </text:span>END)<text:line-break/><text:s text:c="12"/><text:span text:style-name="T6">self</text:span>.item_similirs = Label(<text:span text:style-name="T6">self</text:span>.f6<text:span text:style-name="T7">, </text:span><text:span text:style-name="T11">text</text:span>=<text:span text:style-name="T2">"Item similars to:"</text:span><text:span text:style-name="T7">,</text:span><text:span text:style-name="T11">font</text:span>=<text:span text:style-name="T2">"Times 12 bold"</text:span><text:span text:style-name="T7">, </text:span><text:span text:style-name="T11">fg</text:span>=<text:span text:style-name="T2">"white"</text:span><text:span text:style-name="T7">, </text:span><text:span text:style-name="T11">bg</text:span>=<text:span text:style-name="T2">"purple"</text:span>).grid(<text:span text:style-name="T11">row</text:span>=<text:span text:style-name="T9">1</text:span><text:span text:style-name="T7">, </text:span><text:span text:style-name="T11">column</text:span>=<text:span text:style-name="T9">10</text:span><text:span text:style-name="T7">, </text:span><text:span text:style-name="T11">sticky</text:span>=EW) <text:s/><text:span text:style-name="T8"># for update the labes<text:line-break/><text:s text:c="12"/></text:span><text:span text:style-name="T6">self</text:span>.item_similarty_score = Label(<text:span text:style-name="T6">self</text:span>.f6<text:span text:style-name="T7">, </text:span><text:span text:style-name="T11">text</text:span>=<text:span text:style-name="T2">"Similary Items(select a item on the left)"</text:span><text:span text:style-name="T7">,</text:span><text:span text:style-name="T11">font</text:span>=<text:span text:style-name="T2">"Times 12 bold"</text:span><text:span text:style-name="T7">, </text:span><text:span text:style-name="T11">fg</text:span>=<text:span text:style-name="T2">"white"</text:span><text:span text:style-name="T7">, </text:span><text:span text:style-name="T11">bg</text:span>=<text:span text:style-name="T2">"brown"</text:span>).grid(<text:span text:style-name="T11">row</text:span>=<text:span text:style-name="T9">1</text:span><text:span text:style-name="T7">, </text:span><text:span text:style-name="T11">column</text:span>=<text:span text:style-name="T9">15</text:span><text:span text:style-name="T7">, </text:span><text:span text:style-name="T11">sticky</text:span>=EW)<text:line-break/><text:s text:c="12"/><text:span text:style-name="T6">self</text:span>.transformed_dict = calculateSimilarItems(<text:span text:style-name="T6">self</text:span>.cc_ratings<text:span text:style-name="T7">, </text:span><text:span text:style-name="T11">n</text:span>=<text:span text:style-name="T9">5</text:span>) <text:s/><text:span text:style-name="T8"># for item based, calculate similarties<text:line-break/><text:s text:c="12"/></text:span><text:span text:style-name="T6">self</text:span>.transformed_dict_2 = getRecommendedItems(<text:span text:style-name="T6">self</text:span>.cc_ratings<text:span text:style-name="T7">,</text:span><text:span text:style-name="T6">self</text:span>.transformed_dict<text:span text:style-name="T7">,</text:span><text:span text:style-name="T6">self</text:span>.user) <text:s/><text:span text:style-name="T8"># give recommended items<text:line-break/><text:s text:c="12"/></text:span><text:span text:style-name="T6">self</text:span>.leftone.delete(<text:span text:style-name="T9">0</text:span><text:span text:style-name="T7">, </text:span>END) <text:s/><text:span text:style-name="T8"># clear listbox<text:line-break/><text:s text:c="12"/></text:span><text:span text:style-name="T3">for </text:span>key<text:span text:style-name="T7">,</text:span>value <text:span text:style-name="T3">in </text:span><text:span text:style-name="T6">self</text:span>.transformed_dict_2: <text:s/><text:span text:style-name="T8"># <text:s/>write the outputs of getRecommendedItems<text:line-break/><text:s text:c="16"/></text:span><text:span text:style-name="T6">self</text:span>.leftone.insert(END<text:span text:style-name="T7">, </text:span><text:span text:style-name="T10">str</text:span>(key) + <text:span text:style-name="T2">"-" </text:span>+ value) <text:s/><text:span text:style-name="T8"># write it in format<text:line-break/><text:s text:c="16"/></text:span><text:span text:style-name="T3">if </text:span><text:span text:style-name="T6">self</text:span>.leftone.size() == <text:span text:style-name="T10">int</text:span>(<text:span text:style-name="T6">self</text:span>.text.get()) : <text:s/><text:span text:style-name="T8"># <text:s/>get the length of list box == get text in integer format<text:line-break/><text:s text:c="20"/></text:span><text:span text:style-name="T3">break <text:s/></text:span><text:span text:style-name="T8"># if equalty checks, break the process<text:line-break/><text:s text:c="12"/></text:span><text:span text:style-name="T6">self</text:span>.listbox_users.delete(<text:span text:style-name="T9">0</text:span><text:span text:style-name="T7">, </text:span>END) <text:s/><text:span text:style-name="T8"># clear it<text:line-break/><text:s text:c="12"/></text:span><text:span text:style-name="T3">for </text:span>key <text:span text:style-name="T3">in </text:span><text:span text:style-name="T6">self</text:span>.cc_ratings[<text:span text:style-name="T2">"ahmetozturk"</text:span>]: <text:s/><text:span text:style-name="T8"># write it<text:line-break/><text:s text:c="16"/></text:span><text:span text:style-name="T6">self</text:span>.listbox_users.insert(END<text:span text:style-name="T7">, </text:span><text:span text:style-name="T10">str</text:span>(key) + <text:span text:style-name="T2">"-" </text:span>+ <text:span text:style-name="T10">str</text:span>(<text:span text:style-name="T6">self</text:span>.cc_ratings[<text:span text:style-name="T2">"ahmetozturk"</text:span>][key]))<text:line-break/><text:line-break/><text:s text:c="4"/><text:span text:style-name="T3">def </text:span><text:span text:style-name="T4">go_right</text:span>(<text:span text:style-name="T6">self</text:span><text:span text:style-name="T7">,</text:span><text:span text:style-name="T8">e</text:span>):<text:line-break/><text:s text:c="8"/><text:span text:style-name="T3">if </text:span><text:span text:style-name="T6">self</text:span>.first_part.get() == <text:span text:style-name="T9">3</text:span>:<text:line-break/><text:s text:c="12"/><text:span text:style-name="T6">self</text:span>.active_row = <text:span text:style-name="T6">self</text:span>.listbox_users.curselection()[<text:span text:style-name="T9">0</text:span>] <text:s/><text:span text:style-name="T8"># get which one is active it will give tuples<text:line-break/><text:s text:c="12"/></text:span><text:span text:style-name="T6">self</text:span>.str_active = <text:span text:style-name="T6">self</text:span>.listbox_users.get(<text:span text:style-name="T6">self</text:span>.active_row<text:span text:style-name="T7">,</text:span><text:span text:style-name="T6">self</text:span>.active_row)[<text:span text:style-name="T9">0</text:span>] <text:s/><text:span text:style-name="T8"># get the string from tuple<text:line-break/><text:s text:c="12"/></text:span>val<text:span text:style-name="T7">,</text:span>name = <text:span text:style-name="T6">self</text:span>.str_active.split(<text:span text:style-name="T2">"-"</text:span>) <text:s/><text:span text:style-name="T8"># separete it, and get name<text:line-break/><text:s text:c="12"/></text:span><text:span text:style-name="T6">self</text:span>.listbox_userratings.delete(<text:span text:style-name="T9">0</text:span><text:span text:style-name="T7">, </text:span>END) <text:s/><text:span text:style-name="T8"># clear everthing<text:line-break/><text:s text:c="12"/></text:span><text:span text:style-name="T6">self</text:span>.listbox_userratings.insert(<text:span text:style-name="T9">0</text:span><text:span text:style-name="T7">,</text:span>name + <text:span text:style-name="T2">" also rated the following"</text:span>) <text:s/><text:span text:style-name="T8"># first row<text:line-break/><text:s text:c="12"/></text:span><text:span text:style-name="T6">self</text:span>.listbox_userratings.insert(<text:span text:style-name="T9">1</text:span><text:span text:style-name="T7">,</text:span><text:span text:style-name="T2">""</text:span>) <text:s/><text:span text:style-name="T8"># second row<text:line-break/><text:s text:c="12"/></text:span>i=<text:span text:style-name="T9">2 </text:span><text:span text:style-name="T8"># start second<text:line-break/><text:s text:c="12"/></text:span><text:span text:style-name="T3">for </text:span>key <text:span text:style-name="T3">in </text:span><text:span text:style-name="T6">self</text:span>.cc_ratings[name]: <text:s/><text:span text:style-name="T8"># write it<text:line-break/><text:s text:c="16"/></text:span><text:span text:style-name="T6">self</text:span>.listbox_userratings.insert(i<text:span text:style-name="T7">,</text:span><text:span text:style-name="T10">str</text:span>(key) +<text:span text:style-name="T2">"--&gt;"</text:span>+ <text:span text:style-name="T10">str</text:span>(<text:span text:style-name="T6">self</text:span>.cc_ratings[name][key]))<text:line-break/><text:s text:c="16"/>i = i + <text:span text:style-name="T9">1<text:line-break/><text:s text:c="8"/></text:span><text:span text:style-name="T3">if </text:span><text:span text:style-name="T6">self</text:span>.first_part.get() == <text:span text:style-name="T9">4</text:span>:<text:line-break/><text:s text:c="12"/>a = <text:span text:style-name="T6">self</text:span>.listbox_users.curselection()[<text:span text:style-name="T9">0</text:span>] <text:s/><text:span text:style-name="T8"># get which one is active it will give tuples<text:line-break/><text:s text:c="12"/></text:span>a = <text:span text:style-name="T6">self</text:span>.listbox_users.get(a<text:span text:style-name="T7">,</text:span>a)[<text:span text:style-name="T9">0</text:span>] <text:s/><text:span text:style-name="T8"># get the string from tuple<text:line-break/><text:s text:c="12"/></text:span>name<text:span text:style-name="T7">,</text:span>val = a.split(<text:span text:style-name="T2">"-"</text:span>) <text:s/><text:span text:style-name="T8"># separete it, and get name<text:line-break/><text:s text:c="12"/></text:span>a = name.encode(<text:span text:style-name="T2">"utf-8"</text:span>)<text:line-break/><text:s text:c="12"/><text:span text:style-name="T6">self</text:span>.listbox_userratings.delete(<text:span text:style-name="T9">0</text:span><text:span text:style-name="T7">, </text:span>END) <text:s/><text:span text:style-name="T8"># clear everthing<text:line-break/><text:s text:c="12"/></text:span><text:span text:style-name="T6">self</text:span>.listbox_userratings.insert(<text:span text:style-name="T9">0</text:span><text:span text:style-name="T7">,</text:span><text:span text:style-name="T2">"Similar items&gt;Similarty score(for %s)" </text:span>% (a)) <text:s/><text:span text:style-name="T8"># first row<text:line-break/><text:s text:c="12"/></text:span><text:span text:style-name="T6">self</text:span>.listbox_userratings.insert(<text:span text:style-name="T9">1</text:span><text:span text:style-name="T7">,</text:span><text:span text:style-name="T2">""</text:span>) <text:s/><text:span text:style-name="T8"># second row<text:line-break/><text:s text:c="12"/></text:span>i = <text:span text:style-name="T9">2 <text:s/></text:span><text:span text:style-name="T8"># start with 3th<text:line-break/><text:s text:c="12"/></text:span><text:span text:style-name="T3">for </text:span>key<text:span text:style-name="T7">, </text:span>tv <text:span text:style-name="T3">in </text:span><text:span text:style-name="T6">self</text:span>.transformed_dict[a]:<text:line-break/><text:s text:c="16"/><text:span text:style-name="T6">self</text:span>.listbox_userratings.insert(i<text:span text:style-name="T7">,</text:span><text:span text:style-name="T10">str</text:span>(tv) +<text:span text:style-name="T2">"--&gt;"</text:span>+ <text:span text:style-name="T10">str</text:span>(key))<text:line-break/><text:s text:c="16"/>i = i + <text:span text:style-name="T9">1<text:line-break/><text:line-break/><text:s text:c="4"/></text:span><text:span text:style-name="T3">def </text:span><text:span text:style-name="T4">planning</text:span>(<text:span text:style-name="T6">self</text:span>): <text:s/><text:span text:style-name="T8"># this part for geometry<text:line-break/><text:s text:c="8"/></text:span><text:span text:style-name="T3">for </text:span>c <text:span text:style-name="T3">in </text:span>[<text:span text:style-name="T6">self</text:span>.f1<text:span text:style-name="T7">,</text:span><text:span text:style-name="T6">self</text:span>.f2<text:span text:style-name="T7">,</text:span><text:span text:style-name="T6">self</text:span>.f3<text:span text:style-name="T7">,</text:span><text:span text:style-name="T6">self</text:span>.f4<text:span text:style-name="T7">,</text:span><text:span text:style-name="T6">self</text:span>.f5<text:span text:style-name="T7">,</text:span><text:span text:style-name="T6">self</text:span>.f6]:<text:line-break/><text:s text:c="12"/>c.grid()<text:line-break/><text:s text:c="8"/><text:span text:style-name="T6">self</text:span>.l_ccre.grid(<text:span text:style-name="T11">row</text:span>=<text:span text:style-name="T9">0</text:span><text:span text:style-name="T7">, </text:span><text:span text:style-name="T11">column</text:span>=<text:span text:style-name="T9">0</text:span><text:span text:style-name="T7">, </text:span><text:span text:style-name="T11">padx</text:span>=<text:span text:style-name="T9">100</text:span>)<text:line-break/><text:s text:c="8"/><text:span text:style-name="T6">self</text:span>.l_welcome.grid(<text:span text:style-name="T11">row</text:span>=<text:span text:style-name="T9">0</text:span><text:span text:style-name="T7">,</text:span><text:span text:style-name="T11">column</text:span>=<text:span text:style-name="T9">0</text:span>)<text:line-break/><text:s text:c="8"/><text:span text:style-name="T6">self</text:span>.l_please.grid(<text:span text:style-name="T11">row</text:span>=<text:span text:style-name="T9">1</text:span><text:span text:style-name="T7">, </text:span><text:span text:style-name="T11">column</text:span>=<text:span text:style-name="T9">0</text:span><text:span text:style-name="T7">, </text:span><text:span text:style-name="T11">padx</text:span>=<text:span text:style-name="T9">10</text:span>)<text:line-break/><text:s text:c="8"/><text:span text:style-name="T6">self</text:span>.period.grid()<text:line-break/><text:line-break/><text:s text:c="8"/><text:span text:style-name="T6">self</text:span>.l_choose.grid(<text:span text:style-name="T11">row</text:span>=<text:span text:style-name="T9">0</text:span><text:span text:style-name="T7">, </text:span><text:span text:style-name="T11">column</text:span>=<text:span text:style-name="T9">0</text:span><text:span text:style-name="T7">, </text:span><text:span text:style-name="T11">padx</text:span>=<text:span text:style-name="T9">40</text:span><text:span text:style-name="T7">, </text:span><text:span text:style-name="T11">pady</text:span>=<text:span text:style-name="T9">2</text:span>)<text:line-break/><text:s text:c="8"/><text:span text:style-name="T6">self</text:span>.l_enter.grid(<text:span text:style-name="T11">row</text:span>=<text:span text:style-name="T9">0</text:span><text:span text:style-name="T7">, </text:span><text:span text:style-name="T11">column</text:span>=<text:span text:style-name="T9">1</text:span><text:span text:style-name="T7">, </text:span><text:span text:style-name="T11">padx</text:span>=<text:span text:style-name="T9">40</text:span><text:span text:style-name="T7">, </text:span><text:span text:style-name="T11">pady</text:span>=<text:span text:style-name="T9">2</text:span>)<text:line-break/><text:s text:c="8"/><text:span text:style-name="T6">self</text:span>.box.grid(<text:span text:style-name="T11">row</text:span>=<text:span text:style-name="T9">1</text:span><text:span text:style-name="T7">, </text:span><text:span text:style-name="T11">column</text:span>=<text:span text:style-name="T9">0</text:span><text:span text:style-name="T7">, </text:span><text:span text:style-name="T11">padx</text:span>=<text:span text:style-name="T9">20</text:span>)<text:line-break/><text:s text:c="8"/><text:span text:style-name="T6">self</text:span>.slider.grid(<text:span text:style-name="T11">row</text:span>=<text:span text:style-name="T9">1</text:span><text:span text:style-name="T7">, </text:span><text:span text:style-name="T11">column</text:span>=<text:span text:style-name="T9">1</text:span>)<text:line-break/><text:s text:c="8"/><text:span text:style-name="T6">self</text:span>.b_add.grid(<text:span text:style-name="T11">row</text:span>=<text:span text:style-name="T9">1</text:span><text:span text:style-name="T7">, </text:span><text:span text:style-name="T11">column</text:span>=<text:span text:style-name="T9">2</text:span><text:span text:style-name="T7">, </text:span><text:span text:style-name="T11">padx</text:span>=<text:span text:style-name="T9">20</text:span>)<text:line-break/><text:s text:c="8"/><text:span text:style-name="T6">self</text:span>.b_remove.grid(<text:span text:style-name="T11">row</text:span>=<text:span text:style-name="T9">1</text:span><text:span text:style-name="T7">, </text:span><text:span text:style-name="T11">column</text:span>=<text:span text:style-name="T9">5</text:span><text:span text:style-name="T7">, </text:span><text:span text:style-name="T11">padx</text:span>=<text:span text:style-name="T9">15</text:span>)<text:line-break/><text:s text:c="8"/><text:span text:style-name="T6">self</text:span>.mylist.grid(<text:span text:style-name="T11">row</text:span>=<text:span text:style-name="T9">1</text:span><text:span text:style-name="T7">, </text:span><text:span text:style-name="T11">column</text:span>=<text:span text:style-name="T9">3</text:span><text:span text:style-name="T7">, </text:span><text:span text:style-name="T11">pady</text:span>=<text:span text:style-name="T9">5</text:span><text:span text:style-name="T7">, </text:span><text:span text:style-name="T11">sticky</text:span>=NS)<text:line-break/><text:s text:c="8"/><text:span text:style-name="T6">self</text:span>.s_top.grid(<text:span text:style-name="T11">row</text:span>=<text:span text:style-name="T9">1</text:span><text:span text:style-name="T7">, </text:span><text:span text:style-name="T11">column</text:span>=<text:span text:style-name="T9">4</text:span><text:span text:style-name="T7">, </text:span><text:span text:style-name="T11">sticky</text:span>=NS)<text:line-break/><text:s text:c="8"/><text:span text:style-name="T6">self</text:span>.period2.grid(<text:span text:style-name="T11">row</text:span>=<text:span text:style-name="T9">0</text:span><text:span text:style-name="T7">, </text:span><text:span text:style-name="T11">column</text:span>=<text:span text:style-name="T9">0</text:span><text:span text:style-name="T7">, </text:span><text:span text:style-name="T11">columnspan</text:span>=<text:span text:style-name="T9">3</text:span>)<text:line-break/><text:s text:c="8"/><text:span text:style-name="T6">self</text:span>.l_middle.grid(<text:span text:style-name="T11">row</text:span>=<text:span text:style-name="T9">1</text:span><text:span text:style-name="T7">, </text:span><text:span text:style-name="T11">column</text:span>=<text:span text:style-name="T9">1</text:span>)<text:line-break/><text:s text:c="8"/><text:span text:style-name="T6">self</text:span>.period3.grid(<text:span text:style-name="T11">row</text:span>=<text:span text:style-name="T9">0</text:span><text:span text:style-name="T7">,</text:span><text:span text:style-name="T11">column</text:span>=<text:span text:style-name="T9">0</text:span><text:span text:style-name="T7">, </text:span><text:span text:style-name="T11">columnspan</text:span>=<text:span text:style-name="T9">10</text:span>)<text:line-break/><text:s text:c="8"/><text:span text:style-name="T6">self</text:span>.l_settings.grid(<text:span text:style-name="T11">row</text:span>=<text:span text:style-name="T9">1</text:span><text:span text:style-name="T7">, </text:span><text:span text:style-name="T11">column</text:span>=<text:span text:style-name="T9">0</text:span>)<text:line-break/><text:s text:c="8"/><text:span text:style-name="T6">self</text:span>.l_number_of = Label(<text:span text:style-name="T6">self</text:span>.f5<text:span text:style-name="T7">, </text:span><text:span text:style-name="T11">text</text:span>=<text:span text:style-name="T2">"Number of recommendations:"</text:span><text:span text:style-name="T7">, </text:span><text:span text:style-name="T11">fg</text:span>=<text:span text:style-name="T2">"black"</text:span>).grid(<text:span text:style-name="T11">row</text:span>=<text:span text:style-name="T9">2</text:span><text:span text:style-name="T7">, </text:span><text:span text:style-name="T11">column</text:span>=<text:span text:style-name="T9">0</text:span>)<text:line-break/><text:s text:c="8"/><text:span text:style-name="T6">self</text:span>.text.grid(<text:span text:style-name="T11">row</text:span>=<text:span text:style-name="T9">2</text:span><text:span text:style-name="T7">, </text:span><text:span text:style-name="T11">column</text:span>=<text:span text:style-name="T9">1</text:span>)<text:line-break/><text:s text:c="8"/><text:span text:style-name="T6">self</text:span>.l_choose_purple1 = Label(<text:span text:style-name="T6">self</text:span>.f5<text:span text:style-name="T7">, </text:span><text:span text:style-name="T11">text</text:span>=<text:span text:style-name="T2">"Choose recommendation method:"</text:span><text:span text:style-name="T7">, </text:span><text:span text:style-name="T11">fg</text:span>=<text:span text:style-name="T2">"purple"</text:span><text:span text:style-name="T7">, </text:span><text:span text:style-name="T11">font</text:span>=<text:span text:style-name="T2">"Times 12 italic"</text:span>).grid(<text:span text:style-name="T11">row</text:span>=<text:span text:style-name="T9">2</text:span><text:span text:style-name="T7">, </text:span><text:span text:style-name="T11">column</text:span>=<text:span text:style-name="T9">5</text:span>)<text:line-break/><text:s text:c="8"/><text:span text:style-name="T6">self</text:span>.l_choose_purple2 = Label(<text:span text:style-name="T6">self</text:span>.f5<text:span text:style-name="T7">, </text:span><text:span text:style-name="T11">text</text:span>=<text:span text:style-name="T2">"Choose similarty metric:"</text:span><text:span text:style-name="T7">, </text:span><text:span text:style-name="T11">fg</text:span>=<text:span text:style-name="T2">"purple"</text:span><text:span text:style-name="T7">, </text:span><text:span text:style-name="T11">font</text:span>=<text:span text:style-name="T2">"Times 12 italic"</text:span>).grid(<text:span text:style-name="T11">row</text:span>=<text:span text:style-name="T9">5</text:span><text:span text:style-name="T7">, </text:span><text:span text:style-name="T11">column</text:span>=<text:span text:style-name="T9">5</text:span>)<text:line-break/><text:s text:c="8"/><text:span text:style-name="T6">self</text:span>.first_part = IntVar()<text:line-break/><text:s text:c="8"/><text:span text:style-name="T6">self</text:span>.second_part = IntVar()<text:line-break/><text:s text:c="8"/><text:span text:style-name="T6">self</text:span>.user_based = Radiobutton(<text:span text:style-name="T6">self</text:span>.f5<text:span text:style-name="T7">, </text:span><text:span text:style-name="T11">text</text:span>=<text:span text:style-name="T2">"User based"</text:span><text:span text:style-name="T7">, </text:span><text:span text:style-name="T11">font</text:span>=<text:span text:style-name="T2">"Times 10 bold"</text:span><text:span text:style-name="T7">, </text:span><text:span text:style-name="T11">variable</text:span>=<text:span text:style-name="T6">self</text:span>.first_part<text:span text:style-name="T7">, </text:span><text:span text:style-name="T11">value</text:span>=<text:span text:style-name="T9">3</text:span>).grid(<text:span text:style-name="T11">row</text:span>=<text:span text:style-name="T9">3</text:span><text:span text:style-name="T7">, </text:span><text:span text:style-name="T11">column</text:span>=<text:span text:style-name="T9">5</text:span>)<text:line-break/><text:s text:c="8"/><text:span text:style-name="T6">self</text:span>.item_based = Radiobutton(<text:span text:style-name="T6">self</text:span>.f5<text:span text:style-name="T7">, </text:span><text:span text:style-name="T11">text</text:span>=<text:span text:style-name="T2">"Item based"</text:span><text:span text:style-name="T7">, </text:span><text:span text:style-name="T11">font</text:span>=<text:span text:style-name="T2">"Times 10 bold"</text:span><text:span text:style-name="T7">, </text:span><text:span text:style-name="T11">variable</text:span>=<text:span text:style-name="T6">self</text:span>.first_part<text:span text:style-name="T7">, </text:span><text:span text:style-name="T11">value</text:span>=<text:span text:style-name="T9">4</text:span>).grid(<text:span text:style-name="T11">row</text:span>=<text:span text:style-name="T9">4</text:span><text:span text:style-name="T7">, </text:span><text:span text:style-name="T11">column</text:span>=<text:span text:style-name="T9">5</text:span>)<text:line-break/><text:s text:c="8"/><text:span text:style-name="T6">self</text:span>.get_rec = Button(<text:span text:style-name="T6">self</text:span>.f5<text:span text:style-name="T7">, </text:span><text:span text:style-name="T11">text</text:span>=<text:span text:style-name="T2">"Get Recommendations"</text:span><text:span text:style-name="T7">, </text:span><text:span text:style-name="T11">fg</text:span>=<text:span text:style-name="T2">"blue"</text:span><text:span text:style-name="T7">, </text:span><text:span text:style-name="T11">font</text:span>=<text:span text:style-name="T2">"Times 13 bold"</text:span><text:span text:style-name="T7">, </text:span><text:span text:style-name="T11">command</text:span>=<text:span text:style-name="T6">self</text:span>.getRec).grid(<text:span text:style-name="T11">row</text:span>=<text:span text:style-name="T9">7</text:span><text:span text:style-name="T7">, </text:span><text:span text:style-name="T11">column</text:span>=<text:span text:style-name="T9">7</text:span>)<text:line-break/><text:s text:c="8"/><text:span text:style-name="T6">self</text:span>.euclidean = Radiobutton(<text:span text:style-name="T6">self</text:span>.f5<text:span text:style-name="T7">, </text:span><text:span text:style-name="T11">text</text:span>=<text:span text:style-name="T2">"Euclidean Score"</text:span><text:span text:style-name="T7">, </text:span><text:span text:style-name="T11">font</text:span>=<text:span text:style-name="T2">"Times 10 bold"</text:span><text:span text:style-name="T7">, </text:span><text:span text:style-name="T11">variable</text:span>=<text:span text:style-name="T6">self</text:span>.second_part<text:span text:style-name="T7">, </text:span><text:span text:style-name="T11">value</text:span>=<text:span text:style-name="T9">0</text:span>).grid(<text:span text:style-name="T11">row</text:span>=<text:span text:style-name="T9">6</text:span><text:span text:style-name="T7">, </text:span><text:span text:style-name="T11">column</text:span>=<text:span text:style-name="T9">5</text:span>)<text:line-break/><text:s text:c="8"/><text:span text:style-name="T6">self</text:span>.pearson = Radiobutton(<text:span text:style-name="T6">self</text:span>.f5<text:span text:style-name="T7">, </text:span><text:span text:style-name="T11">text</text:span>=<text:span text:style-name="T2">"Pearson Score"</text:span><text:span text:style-name="T7">, </text:span><text:span text:style-name="T11">font</text:span>=<text:span text:style-name="T2">"Times 10 bold"</text:span><text:span text:style-name="T7">, </text:span><text:span text:style-name="T11">variable</text:span>=<text:span text:style-name="T6">self</text:span>.second_part<text:span text:style-name="T7">, </text:span><text:span text:style-name="T11">value</text:span>=<text:span text:style-name="T9">1</text:span>).grid(<text:span text:style-name="T11">row</text:span>=<text:span text:style-name="T9">7</text:span><text:span text:style-name="T7">, </text:span><text:span text:style-name="T11">column</text:span>=<text:span text:style-name="T9">5</text:span>)<text:line-break/><text:s text:c="8"/><text:span text:style-name="T6">self</text:span>.jackkard = Radiobutton(<text:span text:style-name="T6">self</text:span>.f5<text:span text:style-name="T7">, </text:span><text:span text:style-name="T11">text</text:span>=<text:span text:style-name="T2">"Jackkard Score"</text:span><text:span text:style-name="T7">, </text:span><text:span text:style-name="T11">font</text:span>=<text:span text:style-name="T2">"Times 10 bold"</text:span><text:span text:style-name="T7">, </text:span><text:span text:style-name="T11">variable</text:span>=<text:span text:style-name="T6">self</text:span>.second_part<text:span text:style-name="T7">, </text:span><text:span text:style-name="T11">value</text:span>=<text:span text:style-name="T9">2</text:span>).grid(<text:span text:style-name="T11">row</text:span>=<text:span text:style-name="T9">8</text:span><text:span text:style-name="T7">, </text:span><text:span text:style-name="T11">column</text:span>=<text:span text:style-name="T9">5</text:span>)<text:line-break/><text:s text:c="8"/><text:span text:style-name="T6">self</text:span>.period4.grid(<text:span text:style-name="T11">row</text:span>=<text:span text:style-name="T9">0</text:span><text:span text:style-name="T7">, </text:span><text:span text:style-name="T11">column</text:span>=<text:span text:style-name="T9">0</text:span><text:span text:style-name="T7">, </text:span><text:span text:style-name="T11">columnspan</text:span>=<text:span text:style-name="T9">100</text:span>)<text:line-break/><text:s text:c="8"/><text:span text:style-name="T6">self</text:span>.l_resultbox = Label(<text:span text:style-name="T6">self</text:span>.f6<text:span text:style-name="T7">, </text:span><text:span text:style-name="T11">text</text:span>=<text:span text:style-name="T2">"Result Box(Recemmendation)"</text:span><text:span text:style-name="T7">, </text:span><text:span text:style-name="T11">fg</text:span>=<text:span text:style-name="T2">"black"</text:span><text:span text:style-name="T7">,</text:span><text:span text:style-name="T11">font</text:span>=<text:span text:style-name="T2">"Times 12 "</text:span>).grid(<text:span text:style-name="T11">row</text:span>=<text:span text:style-name="T9">1</text:span><text:span text:style-name="T7">, </text:span><text:span text:style-name="T11">column</text:span>=<text:span text:style-name="T9">0</text:span>)<text:line-break/><text:s text:c="8"/><text:span text:style-name="T6">self</text:span>.leftone.grid(<text:span text:style-name="T11">row</text:span>=<text:span text:style-name="T9">2</text:span><text:span text:style-name="T7">, </text:span><text:span text:style-name="T11">column</text:span>=<text:span text:style-name="T9">0</text:span><text:span text:style-name="T7">, </text:span><text:span text:style-name="T11">pady</text:span>=<text:span text:style-name="T9">5</text:span><text:span text:style-name="T7">, </text:span><text:span text:style-name="T11">sticky</text:span>=NS)<text:line-break/><text:s text:c="8"/><text:span text:style-name="T6">self</text:span>.s_bot.grid(<text:span text:style-name="T11">row</text:span>=<text:span text:style-name="T9">2</text:span><text:span text:style-name="T7">, </text:span><text:span text:style-name="T11">column</text:span>=<text:span text:style-name="T9">1</text:span><text:span text:style-name="T7">, </text:span><text:span text:style-name="T11">sticky</text:span>=NS)<text:line-break/><text:s text:c="8"/><text:span text:style-name="T6">self</text:span>.l_purple.grid(<text:span text:style-name="T11">row</text:span>=<text:span text:style-name="T9">1</text:span><text:span text:style-name="T7">, </text:span><text:span text:style-name="T11">column</text:span>=<text:span text:style-name="T9">10</text:span><text:span text:style-name="T7">, </text:span><text:span text:style-name="T11">sticky</text:span>=EW)<text:line-break/><text:s text:c="8"/><text:span text:style-name="T6">self</text:span>.listbox_users.grid(<text:span text:style-name="T11">row</text:span>=<text:span text:style-name="T9">2</text:span><text:span text:style-name="T7">, </text:span><text:span text:style-name="T11">column</text:span>=<text:span text:style-name="T9">10</text:span>)<text:line-break/><text:s text:c="8"/><text:span text:style-name="T6">self</text:span>.l_brown.grid(<text:span text:style-name="T11">row</text:span>=<text:span text:style-name="T9">1</text:span><text:span text:style-name="T7">, </text:span><text:span text:style-name="T11">column</text:span>=<text:span text:style-name="T9">15</text:span><text:span text:style-name="T7">, </text:span><text:span text:style-name="T11">sticky</text:span>=EW)<text:line-break/><text:s text:c="8"/><text:span text:style-name="T6">self</text:span>.listbox_userratings.grid(<text:span text:style-name="T11">row</text:span>=<text:span text:style-name="T9">2</text:span><text:span text:style-name="T7">, </text:span><text:span text:style-name="T11">column</text:span>=<text:span text:style-name="T9">15</text:span><text:span text:style-name="T7">, </text:span><text:span text:style-name="T11">pady</text:span>=<text:span text:style-name="T9">5</text:span><text:span text:style-name="T7">, </text:span><text:span text:style-name="T11">sticky</text:span>=NS)<text:line-break/><text:s text:c="8"/><text:span text:style-name="T6">self</text:span>.s_bot1.grid(<text:span text:style-name="T11">row</text:span>=<text:span text:style-name="T9">2</text:span><text:span text:style-name="T7">, </text:span><text:span text:style-name="T11">column</text:span>=<text:span text:style-name="T9">16</text:span><text:span text:style-name="T7">, </text:span><text:span text:style-name="T11">sticky</text:span>=NS)<text:line-break/><text:line-break/><text:line-break/><text:span text:style-name="T3">def </text:span><text:span text:style-name="T4">main</text:span>():<text:line-break/><text:s text:c="4"/>root = Tk()<text:line-break/><text:s text:c="4"/>root.wm_title(<text:span text:style-name="T2">"Enter the Recommender"</text:span>)<text:line-break/><text:s text:c="4"/>root.geometry(<text:span text:style-name="T2">"950x680+175+00"</text:span>)<text:line-break/><text:s text:c="4"/><text:span text:style-name="T8">app_erkam </text:span>= Curriculum(root)<text:line-break/><text:s text:c="4"/>root.mainloop()<text:line-break/><text:span text:style-name="T3">if </text:span>__name__ == <text:span text:style-name="T2">"__main__"</text:span>:<text:line-break/><text:s text:c="4"/>main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47</meta:generator>
  </office:meta>
</office:document-meta>
</file>